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Benefits_5f_and_5f_Obligations" style:display-name="Benefits_and_Obligations" style:family="table">
      <style:table-properties style:width="6.9271in" fo:margin-left="0in" fo:margin-right="-0.0021in" table:align="margins"/>
    </style:style>
    <style:style style:name="Benefits_5f_and_5f_Obligations.A" style:display-name="Benefits_and_Obligations.A" style:family="table-column">
      <style:table-column-properties style:column-width="1.7306in" style:rel-column-width="2492*"/>
    </style:style>
    <style:style style:name="Benefits_5f_and_5f_Obligations.B" style:display-name="Benefits_and_Obligations.B" style:family="table-column">
      <style:table-column-properties style:column-width="2.7694in" style:rel-column-width="3988*"/>
    </style:style>
    <style:style style:name="Benefits_5f_and_5f_Obligations.C" style:display-name="Benefits_and_Obligations.C" style:family="table-column">
      <style:table-column-properties style:column-width="2.4271in" style:rel-column-width="3495*"/>
    </style:style>
    <style:style style:name="Benefits_5f_and_5f_Obligations.A1" style:display-name="Benefits_and_Obligations.A1" style:family="table-cell">
      <style:table-cell-properties fo:padding="0.0382in" fo:border-left="0.0007in solid #000000" fo:border-right="none" fo:border-top="0.0007in solid #000000" fo:border-bottom="0.0007in solid #000000"/>
    </style:style>
    <style:style style:name="Benefits_5f_and_5f_Obligations.C1" style:display-name="Benefits_and_Obligations.C1" style:family="table-cell">
      <style:table-cell-properties fo:padding="0.0382in" fo:border="0.0007in solid #000000"/>
    </style:style>
    <style:style style:name="Benefits_5f_and_5f_Obligations.A2" style:display-name="Benefits_and_Obligations.A2" style:family="table-cell">
      <style:table-cell-properties fo:padding="0.0382in" fo:border-left="0.0007in solid #000000" fo:border-right="none" fo:border-top="none" fo:border-bottom="0.0007in solid #000000"/>
    </style:style>
    <style:style style:name="Benefits_5f_and_5f_Obligations.C2" style:display-name="Benefits_and_Obligations.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ibilities of the Objects:</text:p>
      <text:p text:style-name="P1"/>
      <text:p text:style-name="P2">ShowImage: Has to send the user input strings to the Transform class and repaint the image after the transformations by the Transform class.</text:p>
      <text:p text:style-name="P2"/>
      <text:p text:style-name="P2">Transform: The Transform class has to receive the user input from the ShowImage class. It checks if this input string is valid and if the according transformation shifts the picture outside of the frame. Afterwards the Transform class sends the transformation back to the ShowImage class.</text:p>
      <text:p text:style-name="P2"/>
      <text:p text:style-name="P1">Benefits and Obligations:</text:p>
      <text:p text:style-name="P2"/>
      <table:table table:name="Benefits_and_Obligations" table:style-name="Benefits_5f_and_5f_Obligations">
        <table:table-column table:style-name="Benefits_5f_and_5f_Obligations.A"/>
        <table:table-column table:style-name="Benefits_5f_and_5f_Obligations.B"/>
        <table:table-column table:style-name="Benefits_5f_and_5f_Obligations.C"/>
        <table:table-row>
          <table:table-cell table:style-name="Benefits_5f_and_5f_Obligations.A1" office:value-type="string">
            <text:p text:style-name="Table_20_Contents"/>
          </table:table-cell>
          <table:table-cell table:style-name="Benefits_5f_and_5f_Obligations.A1" office:value-type="string">
            <text:p text:style-name="Table_20_Contents">Obligations</text:p>
          </table:table-cell>
          <table:table-cell table:style-name="Benefits_5f_and_5f_Obligations.C1" office:value-type="string">
            <text:p text:style-name="Table_20_Contents">Benefits</text:p>
          </table:table-cell>
        </table:table-row>
        <table:table-row>
          <table:table-cell table:style-name="Benefits_5f_and_5f_Obligations.A2" office:value-type="string">
            <text:p text:style-name="Table_20_Contents">Transform</text:p>
          </table:table-cell>
          <table:table-cell table:style-name="Benefits_5f_and_5f_Obligations.A2" office:value-type="string">
            <text:p text:style-name="Table_20_Contents">Only send a transformation back, if the input string is valid and if the picture after the transformation is inside the frame</text:p>
          </table:table-cell>
          <table:table-cell table:style-name="Benefits_5f_and_5f_Obligations.C2" office:value-type="string">
            <text:p text:style-name="Table_20_Contents">Transformation is done.</text:p>
          </table:table-cell>
        </table:table-row>
        <table:table-row>
          <table:table-cell table:style-name="Benefits_5f_and_5f_Obligations.A2" office:value-type="string">
            <text:p text:style-name="Table_20_Contents">ShowImage</text:p>
          </table:table-cell>
          <table:table-cell table:style-name="Benefits_5f_and_5f_Obligations.A2" office:value-type="string">
            <text:p text:style-name="Table_20_Contents">Send the input string to the Transform class and repaint the picture at the end</text:p>
          </table:table-cell>
          <table:table-cell table:style-name="Benefits_5f_and_5f_Obligations.C2" office:value-type="string">
            <text:p text:style-name="Table_20_Contents">No need to handle with illegal input strings and not valid transformation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B </meta:initial-creator>
    <meta:creation-date>2011-03-16T10:25:45</meta:creation-date>
    <meta:document-statistic meta:table-count="1" meta:image-count="0" meta:object-count="0" meta:page-count="1" meta:paragraph-count="12" meta:word-count="132" meta:character-count="823"/>
    <dc:date>2011-03-16T10:36:13</dc:date>
    <dc:creator>RB </dc:creator>
    <meta:editing-duration>PT00H10M28S</meta:editing-duration>
    <meta:editing-cycles>1</meta:editing-cycles>
    <meta:generator>OpenOffice.org/3.2$Linux OpenOffice.org_project/320m12$Build-9483</meta:generator>
  </office:meta>
</office:document-meta>
</file>